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a14" officeooo:paragraph-rsid="00140a14"/>
    </style:style>
    <style:style style:name="P2" style:family="paragraph" style:parent-style-name="Preformatted_20_Text">
      <style:text-properties officeooo:rsid="00116ab4" officeooo:paragraph-rsid="00116ab4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020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2029" style:font-weight-asian="bold" style:font-weight-complex="bold"/>
    </style:style>
    <style:style style:name="T4" style:family="text">
      <style:text-properties fo:font-weight="bold" officeooo:rsid="00116ab4" style:font-weight-asian="bold" style:font-weight-complex="bold"/>
    </style:style>
    <style:style style:name="T5" style:family="text">
      <style:text-properties fo:font-weight="bold" officeooo:rsid="0012fdff" style:font-weight-asian="bold" style:font-weight-complex="bold"/>
    </style:style>
    <style:style style:name="T6" style:family="text">
      <style:text-properties officeooo:rsid="0012fd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8"/>LAB2 take home QUIZ <text:s/>NAME: <text:span text:style-name="T1">Jeff Kremer</text:span> ID: <text:span text:style-name="T1">11524078</text:span></text:p>
      <text:p text:style-name="Preformatted_20_Text"/>
      <text:p text:style-name="Preformatted_20_Text"><text:s text:c="13"/>DUE: During DEMO time to TA</text:p>
      <text:p text:style-name="Preformatted_20_Text"/>
      <text:p text:style-name="Preformatted_20_Text">Reference: vid.c file in BOOK</text:p>
      <text:p text:style-name="Preformatted_20_Text"/>
      <text:p text:style-name="Preformatted_20_Text">1. font0 is a font file of ASCII chars, from 0 to 127, each char = 16 bytes.</text:p>
      <text:p text:style-name="Preformatted_20_Text"/>
      <text:p text:style-name="Preformatted_20_Text"><text:s text:c="3"/>font0 = | 16-byte | 16-byte | ..... <text:s/>| 16-byt |</text:p>
      <text:p text:style-name="Preformatted_20_Text"><text:s text:c="3"/>ASCII <text:s text:c="7"/>0 <text:s text:c="7"/>1 <text:s text:c="16"/>127</text:p>
      <text:p text:style-name="Preformatted_20_Text"/>
      <text:p text:style-name="Preformatted_20_Text">Each char is a 16 x 8 bitmap: <text:s/>........ <text:s text:c="2"/>in which a 1-bit <text:s/>means WHITE pixel</text:p>
      <text:p text:style-name="Preformatted_20_Text"><text:s text:c="31"/>........ <text:s text:c="13"/>0-bit <text:s/>means BLACK pixel</text:p>
      <text:p text:style-name="Preformatted_20_Text"><text:s text:c="31"/>........ <text:s text:c="14"/></text:p>
      <text:p text:style-name="Preformatted_20_Text"><text:s text:c="31"/>........</text:p>
      <text:p text:style-name="Preformatted_20_Text"><text:s text:c="31"/>........</text:p>
      <text:p text:style-name="Preformatted_20_Text"><text:s text:c="31"/>........</text:p>
      <text:p text:style-name="Preformatted_20_Text"><text:s text:c="31"/>........</text:p>
      <text:p text:style-name="Preformatted_20_Text"><text:s text:c="31"/>........</text:p>
      <text:p text:style-name="Preformatted_20_Text"><text:s text:c="31"/>........</text:p>
      <text:p text:style-name="Preformatted_20_Text"><text:s text:c="31"/>........</text:p>
      <text:p text:style-name="Preformatted_20_Text"><text:s text:c="31"/>........</text:p>
      <text:p text:style-name="Preformatted_20_Text"><text:s text:c="31"/>........</text:p>
      <text:p text:style-name="Preformatted_20_Text"><text:s text:c="31"/>........</text:p>
      <text:p text:style-name="Preformatted_20_Text"><text:s text:c="31"/>........</text:p>
      <text:p text:style-name="Preformatted_20_Text"><text:s text:c="31"/>........</text:p>
      <text:p text:style-name="Preformatted_20_Text"><text:s text:c="31"/>........</text:p>
      <text:p text:style-name="Preformatted_20_Text"/>
      <text:p text:style-name="Preformatted_20_Text"/>
      <text:p text:style-name="Preformatted_20_Text">(1). The 480x640 VGA screen can disp<text:span text:style-name="T1">la</text:span>y HOW MANY rows of char? <text:span text:style-name="T3">30 rows</text:span></text:p>
      <text:p text:style-name="Preformatted_20_Text"><text:s text:c="40"/>HOW MANY chars per row? <text:span text:style-name="T3">80 chars per row</text:span></text:p>
      <text:p text:style-name="Preformatted_20_Text"/>
      <text:p text:style-name="Preformatted_20_Text">(2). Explain: How is an ASCII char c displayed at (row, col) = (x, y)?</text:p>
      <text:p text:style-name="Preformatted_20_Text"><text:s text:c="5"/>HELP: read the code of dchar() and setpix()</text:p>
      <text:p text:style-name="P2"/>
      <text:p text:style-name="Preformatted_20_Text"><text:tab/><text:span text:style-name="T3">dchar </text:span><text:span text:style-name="T4">displays a char at coordinate (x,y). Dchar fetches the 16 bytes of the <text:tab/>char from the bitmap. The space at (x,y) is cleared, then setpix is called to <text:tab/>set the pixel if that bit is 1.</text:span></text:p>
      <text:p text:style-name="Preformatted_20_Text"/>
      <text:p text:style-name="P3">(2). How to scroll the screen UP by one row?</text:p>
      <text:p text:style-name="Standard"><text:tab/><text:span text:style-name="T6">Move everything up a row to give the illusion of scrolling. The scrolled up portion is kept in a <text:tab/>buffer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Jeff Kremer<text:tab/><text:tab/>11524078</text:p>
      <text:p text:style-name="Standard"/>
      <text:p text:style-name="Standard"># 1. What does the following statement do?_<text:span text:style-name="T2">compile ts.s into object code</text:span></text:p>
      <text:p text:style-name="Standard">arm-none-eabi-as -mcpu=arm926ej-s -g ts.s -o ts.o</text:p>
      <text:p text:style-name="Standard"/>
      <text:p text:style-name="Standard"># 2. What does the following statement do?_<text:span text:style-name="T2">compile t.c into object code</text:span></text:p>
      <text:p text:style-name="Standard">arm-none-eabi-gcc -c -mcpu=arm926ej-s -g t.c -o t.o</text:p>
      <text:p text:style-name="Standard"/>
      <text:p text:style-name="Standard"># 3. What does the following statement do?_<text:span text:style-name="T2">link together o</text:span><text:span text:style-name="T5">bject</text:span><text:span text:style-name="T2"> code into non-executable binary </text:span></text:p>
      <text:p text:style-name="Standard">arm-none-eabi-ld -T t.ld ts.o t.o -o t.elf</text:p>
      <text:p text:style-name="Standard"/>
      <text:p text:style-name="Standard"># 4. What does the following statement do?_<text:span text:style-name="T2">convert non-executable binary into executable binary </text:span></text:p>
      <text:p text:style-name="Standard">arm-none-eabi-objcopy -O binary t.elf t.bin</text:p>
      <text:p text:style-name="Standard"/>
      <text:p text:style-name="Standard">rm *.o *.elf</text:p>
      <text:p text:style-name="Standard"/>
      <text:p text:style-name="Standard">echo ready to go?</text:p>
      <text:p text:style-name="Standard">read dummy</text:p>
      <text:p text:style-name="Standard"/>
      <text:p text:style-name="Standard">qemu-system-arm -M realview-pbx-a9 -m 128M -kernel t.bin \</text:p>
      <text:p text:style-name="Standard">-serial mon:stdio -serial /dev/pts/4 -serial /dev/pts/5 -serial /dev/pts/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6:56:19.115234665</meta:creation-date>
    <dc:date>2019-01-24T17:29:25.222779536</dc:date>
    <meta:editing-duration>PT2M34S</meta:editing-duration>
    <meta:editing-cycles>1</meta:editing-cycles>
    <meta:document-statistic meta:table-count="0" meta:image-count="0" meta:object-count="0" meta:page-count="2" meta:paragraph-count="43" meta:word-count="305" meta:character-count="2334" meta:non-whitespace-character-count="1462"/>
    <meta:generator>LibreOffice/6.0.6.2$Linux_X86_64 LibreOffice_project/00m0$Build-2</meta:generator>
  </office:meta>
</office:document-meta>
</file>